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Default">
      <style:paragraph-properties fo:margin-left="0.635cm" fo:margin-right="0cm" fo:text-indent="0cm" style:auto-text-indent="false"/>
      <style:text-properties style:font-name="Arial" fo:font-size="11.5pt" fo:font-weight="bold" style:font-size-asian="11.5pt" style:font-weight-asian="bold" style:font-name-complex="Arial2" style:font-size-complex="11.5pt" style:font-weight-complex="bold"/>
    </style:style>
    <style:style style:name="P2" style:family="paragraph" style:parent-style-name="Default">
      <style:text-properties style:font-name="Arial" fo:font-size="11pt" fo:font-style="italic" style:font-size-asian="11pt" style:font-style-asian="italic" style:font-name-complex="Arial2" style:font-size-complex="11pt"/>
    </style:style>
    <style:style style:name="P3" style:family="paragraph" style:parent-style-name="Default">
      <style:paragraph-properties fo:margin-left="1.249cm" fo:margin-right="0cm" fo:text-indent="0cm" style:auto-text-indent="false"/>
      <style:text-properties style:font-name="Arial" fo:font-size="11pt" fo:font-style="italic" style:font-size-asian="11pt" style:font-style-asian="italic" style:font-name-complex="Arial2" style:font-size-complex="11pt"/>
    </style:style>
    <style:style style:name="P4" style:family="paragraph" style:parent-style-name="Default">
      <style:text-properties style:font-name="Arial" fo:font-size="11pt" fo:font-style="italic" fo:font-weight="bold" style:font-size-asian="11pt" style:font-style-asian="italic" style:font-weight-asian="bold" style:font-name-complex="Arial2" style:font-size-complex="11pt" style:font-weight-complex="bold"/>
    </style:style>
    <style:style style:name="P5" style:family="paragraph" style:parent-style-name="Default">
      <style:paragraph-properties fo:margin-left="1.249cm" fo:margin-right="0cm" fo:margin-top="0cm" fo:margin-bottom="0.102cm" style:contextual-spacing="false" fo:text-indent="0cm" style:auto-text-indent="false"/>
    </style:style>
    <style:style style:name="P6" style:family="paragraph" style:parent-style-name="Default">
      <style:paragraph-properties fo:margin-left="1.249cm" fo:margin-right="0cm" fo:text-indent="0cm" style:auto-text-indent="false"/>
    </style:style>
    <style:style style:name="P7" style:family="paragraph" style:parent-style-name="Default">
      <style:paragraph-properties fo:margin-left="1.249cm" fo:margin-right="0cm" fo:margin-top="0cm" fo:margin-bottom="0.101cm" style:contextual-spacing="false" fo:text-indent="0cm" style:auto-text-indent="false"/>
    </style:style>
    <style:style style:name="P8" style:family="paragraph" style:parent-style-name="Default">
      <style:paragraph-properties fo:margin-left="1.249cm" fo:margin-right="0cm" fo:text-indent="0cm" style:auto-text-indent="false"/>
      <style:text-properties style:use-window-font-color="true" loext:opacity="0%" style:font-name="Arial" fo:font-size="11pt" fo:font-style="italic" style:font-size-asian="11pt" style:font-style-asian="italic" style:font-name-complex="Arial2" style:font-size-complex="11pt"/>
    </style:style>
    <style:style style:name="P9" style:family="paragraph" style:parent-style-name="Default">
      <style:paragraph-properties fo:margin-left="1.249cm" fo:margin-right="0cm" fo:text-indent="0cm" style:auto-text-indent="false"/>
      <style:text-properties style:use-window-font-color="true" loext:opacity="0%" style:font-name="Arial" fo:font-size="11pt" fo:font-style="italic" fo:font-weight="bold" style:font-size-asian="11pt" style:font-style-asian="italic" style:font-weight-asian="bold" style:font-name-complex="Arial2" style:font-size-complex="11pt"/>
    </style:style>
    <style:style style:name="P10" style:family="paragraph" style:parent-style-name="Default">
      <style:paragraph-properties fo:line-height="115%"/>
    </style:style>
    <style:style style:name="P11" style:family="paragraph" style:parent-style-name="Default" style:list-style-name="WWNum3">
      <style:paragraph-properties fo:margin-top="0cm" fo:margin-bottom="0.123cm" style:contextual-spacing="false" fo:line-height="115%"/>
    </style:style>
    <style:style style:name="P12" style:family="paragraph" style:parent-style-name="Default" style:list-style-name="WWNum3">
      <style:paragraph-properties fo:line-height="115%"/>
    </style:style>
    <style:style style:name="P13" style:family="paragraph" style:parent-style-name="Default">
      <style:paragraph-properties fo:break-before="page"/>
    </style:style>
    <style:style style:name="P14" style:family="paragraph" style:parent-style-name="Default" style:master-page-name="">
      <style:paragraph-properties style:page-number="auto" fo:break-before="auto" fo:break-after="auto"/>
    </style:style>
    <style:style style:name="P15" style:family="paragraph" style:parent-style-name="List_20_Paragraph" style:list-style-name="WWNum9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</style:style>
    <style:style style:name="P1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Arial" style:font-name-asian="Calibri1" style:font-name-complex="Arial2"/>
    </style:style>
    <style:style style:name="P1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Arial" fo:font-style="italic" fo:font-weight="bold" style:font-name-asian="Calibri1" style:font-style-asian="italic" style:font-weight-asian="bold" style:font-name-complex="Arial2" style:font-style-complex="italic" style:font-weight-complex="bold"/>
    </style:style>
    <style:style style:name="P2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Arial" fo:font-style="italic" style:font-name-asian="Calibri1" style:font-style-asian="italic" style:font-name-complex="Arial2" style:font-style-complex="italic" style:font-weight-complex="bold"/>
    </style:style>
    <style:style style:name="P21" style:family="paragraph" style:parent-style-name="Standard">
      <style:text-properties style:font-name="Arial" style:font-name-complex="Arial2"/>
    </style:style>
    <style:style style:name="T1" style:family="text">
      <style:text-properties style:font-name="Arial" fo:font-size="16pt" fo:font-weight="bold" style:font-size-asian="16pt" style:font-weight-asian="bold" style:font-name-complex="Arial2"/>
    </style:style>
    <style:style style:name="T2" style:family="text"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T3" style:family="text">
      <style:text-properties style:font-name="Arial" fo:font-size="16pt" style:font-size-asian="16pt" style:font-name-complex="Arial2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style:font-name-complex="Arial2" style:font-weight-complex="bold"/>
    </style:style>
    <style:style style:name="T6" style:family="text">
      <style:text-properties style:font-name="Arial" fo:font-style="italic" style:font-style-asian="italic" style:font-name-complex="Arial2"/>
    </style:style>
    <style:style style:name="T7" style:family="text">
      <style:text-properties style:font-name="Arial" fo:font-style="italic" fo:font-weight="bold" style:font-style-asian="italic" style:font-weight-asian="bold" style:font-name-complex="Arial2" style:font-weight-complex="bold"/>
    </style:style>
    <style:style style:name="T8" style:family="text">
      <style:text-properties style:font-name="Arial" fo:font-style="italic" fo:font-weight="bold" style:font-name-asian="Calibri1" style:font-style-asian="italic" style:font-weight-asian="bold" style:font-name-complex="Arial2" style:font-style-complex="italic" style:font-weight-complex="bold"/>
    </style:style>
    <style:style style:name="T9" style:family="text">
      <style:text-properties style:font-name="Arial" fo:font-style="italic" style:font-name-asian="Calibri1" style:font-style-asian="italic" style:font-name-complex="Arial2" style:font-style-complex="italic" style:font-weight-complex="bold"/>
    </style:style>
    <style:style style:name="T10" style:family="text">
      <style:text-properties style:font-name="Arial" fo:font-style="italic" style:font-name-asian="Calibri1" style:font-style-asian="italic" style:font-name-complex="Arial2"/>
    </style:style>
    <style:style style:name="T11" style:family="text">
      <style:text-properties style:font-name="Arial" fo:font-size="11pt" fo:font-style="italic" fo:font-weight="bold" style:font-size-asian="11pt" style:font-style-asian="italic" style:font-weight-asian="bold" style:font-name-complex="Arial2" style:font-size-complex="11pt"/>
    </style:style>
    <style:style style:name="T12" style:family="text">
      <style:text-properties style:font-name="Arial" fo:font-size="11pt" fo:font-style="italic" fo:font-weight="bold" style:font-size-asian="11pt" style:font-style-asian="italic" style:font-weight-asian="bold" style:font-name-complex="Arial2" style:font-size-complex="11pt" style:font-weight-complex="bold"/>
    </style:style>
    <style:style style:name="T13" style:family="text">
      <style:text-properties style:font-name="Arial" fo:font-size="11pt" fo:font-style="italic" style:font-size-asian="11pt" style:font-style-asian="italic" style:font-name-complex="Arial2" style:font-size-complex="11pt"/>
    </style:style>
    <style:style style:name="T14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2" style:font-size-complex="11pt"/>
    </style:style>
    <style:style style:name="T15" style:family="text">
      <style:text-properties style:font-name="Arial" style:font-name-asian="Calibri1" style:font-name-complex="Arial2"/>
    </style:style>
    <style:style style:name="T16" style:family="text">
      <style:text-properties style:font-name="Arial" fo:font-size="18pt" style:font-size-asian="18pt" style:font-name-complex="Arial2"/>
    </style:style>
    <style:style style:name="T17" style:family="text">
      <style:text-properties style:font-name="Arial" fo:font-size="18pt" fo:font-weight="bold" style:font-size-asian="18pt" style:font-weight-asian="bold" style:font-name-complex="Arial2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name="Wingdings1" fo:font-style="italic" style:font-name-asian="Wingdings2" style:font-style-asian="italic" style:font-name-complex="Wingdings2" style:font-style-complex="italic" style:font-weight-complex="bold"/>
    </style:style>
    <style:style style:name="T20" style:family="text">
      <style:text-properties style:use-window-font-color="true" loext:opacity="0%" style:font-name="Arial" fo:font-size="11pt" fo:font-style="italic" style:font-size-asian="11pt" style:font-style-asian="italic" style:font-name-complex="Arial2" style:font-size-complex="11pt"/>
    </style:style>
    <style:style style:name="T21" style:family="text">
      <style:text-properties style:use-window-font-color="true" loext:opacity="0%" style:font-name="Arial" fo:font-size="11pt" fo:font-style="italic" fo:font-weight="bold" style:font-size-asian="11pt" style:font-style-asian="italic" style:font-weight-asian="bold" style:font-name-complex="Arial2" style:font-size-complex="11pt"/>
    </style:style>
    <style:style style:name="T22" style:family="text">
      <style:text-properties style:use-window-font-color="true" loext:opacity="0%" style:font-name="Arial" fo:font-size="11pt" style:font-size-asian="11pt" style:font-name-complex="Arial2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><text:span text:style-name="T2"/></text:p>
      <text:p text:style-name="P13"/>
      <text:p text:style-name="P13"/>
      <text:p text:style-name="P14"/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pan text:style-name="T2"/></text:p>
      <text:p text:style-name="Default"><text:soft-page-break/><text:span text:style-name="T2"/></text:p>
      <text:p text:style-name="Default"><text:span text:style-name="T2"/></text:p>
      <text:p text:style-name="Default"><text:span text:style-name="T2">Estructura de la memoria: </text:span></text:p>
      <text:p text:style-name="P1"/>
      <text:p text:style-name="P16"><text:span text:style-name="T5">Se deberá entregar la documentación correspondiente al proyecto desarrollado. La</text:span><text:span text:style-name="T6"> extensión mínima de será de </text:span><text:span text:style-name="T7">12 páginas (sin contar portada ni índice).</text:span></text:p>
      <text:p text:style-name="P16"><text:span text:style-name="T7"><text:s/></text:span><text:span text:style-name="T5">Un ejemplo de estructura es:</text:span></text:p>
      <text:p text:style-name="P5"><text:span text:style-name="T18"><text:s/></text:span><text:span text:style-name="T11">Portada</text:span><text:span text:style-name="T13">; Que deberá ser común en todos los trabajos. </text:span></text:p>
      <text:p text:style-name="P5"><text:span text:style-name="T11">Índice paginado </text:span></text:p>
      <text:p text:style-name="P6"><text:span text:style-name="T14">Contenido de la memoria: </text:span></text:p>
      <text:p text:style-name="P3"/>
      <text:p text:style-name="P17"><text:span text:style-name="T8">1. Justificación </text:span></text:p>
      <text:p text:style-name="P17"><text:span text:style-name="T9">Marco de desarrollo del proyecto (explicar ciclo, modulo, ...)</text:span><text:span text:style-name="T10">.</text:span></text:p>
      <text:p text:style-name="P18"/>
      <text:p text:style-name="P17"><text:span text:style-name="T8">2. Objetivos </text:span></text:p>
      <text:p text:style-name="P17"><text:span text:style-name="T9">¿Qué se pretende con el proyecto?</text:span></text:p>
      <text:p text:style-name="P19"/>
      <text:p text:style-name="P17"><text:span text:style-name="T8">3. Metodología Desarrollo </text:span></text:p>
      <text:p text:style-name="P17"><text:span text:style-name="T10">Descripción de la metodología utilizada para la implementación </text:span></text:p>
      <text:p text:style-name="P18"/>
      <text:p text:style-name="P17"><text:span text:style-name="T8">4. Tecnologías </text:span></text:p>
      <text:p text:style-name="P17"><text:span text:style-name="T9">Tecnologías utilizadas en el desarrollo.</text:span></text:p>
      <text:p text:style-name="P20"/>
      <text:p text:style-name="P17"><text:span text:style-name="T8">5. Planificación del proyecto.</text:span></text:p>
      <text:list xml:id="list3778448701" text:style-name="WWNum9">
        <text:list-item>
          <text:p text:style-name="P15"><text:span text:style-name="T9">Planificación inicial del proyecto </text:span><text:span text:style-name="T19"></text:span><text:span text:style-name="T9"> </text:span><text:span text:style-name="T15">Fases y estimación inicial del desarrollo de cada fase del proyecto (diagrama de Gantt). </text:span></text:p>
        </text:list-item>
        <text:list-item>
          <text:p text:style-name="P15"><text:span text:style-name="T9">Costes reales del proyecto </text:span><text:span text:style-name="T19"></text:span><text:span text:style-name="T9"> </text:span><text:span text:style-name="T15">Fases y costes reales del desarrollo de cada fase del proyecto (diagrama de Gantt). </text:span></text:p>
        </text:list-item>
      </text:list>
      <text:p text:style-name="P6"><text:span text:style-name="T11">6. Desarrollo y ejecución del proyecto. </text:span></text:p>
      <text:p text:style-name="P6"><text:span text:style-name="T20">Explicación de la fase de desarrollo del proyecto.</text:span></text:p>
      <text:p text:style-name="P8"/>
      <text:p text:style-name="P6"><text:span text:style-name="T21">7. Manual de despliegue. </text:span></text:p>
      <text:p text:style-name="P6"><text:span text:style-name="T20">En este punto se expondrán tanto los sistemas, herramientas como el proceso que hay que seguir para poder desplegar la aplicación desarrollada. </text:span></text:p>
      <text:p text:style-name="P9"/>
      <text:p text:style-name="P6"><text:span text:style-name="T21">8. Conclusiones. </text:span></text:p>
      <text:p text:style-name="P6"><text:span text:style-name="T20">Una vez se ha realizado el trabajo, en este punto se expondrán las ideas principales a las que se han llegado gracias a la consecución del trabajo </text:span></text:p>
      <text:p text:style-name="P8"/>
      <text:p text:style-name="P6"><text:span text:style-name="T21">9. Líneas de investigación y desarrollo futuras. </text:span></text:p>
      <text:p text:style-name="P6"><text:span text:style-name="T20">Plasmar cuales son los pasos a seguir si se quisiese continuar con la línea de investigación o trabajo de campo realizaros </text:span></text:p>
      <text:p text:style-name="P8"/>
      <text:p text:style-name="P6"><text:span text:style-name="T21">10. Bibliografía. </text:span></text:p>
      <text:p text:style-name="P7"><text:span text:style-name="T22">Referencias: libros o artículos citados en el trabajo y Bibliografía complementaria. </text:span></text:p>
      <text:p text:style-name="P4"/>
      <text:p text:style-name="Default"><text:span text:style-name="T12">Formato de la memoria</text:span></text:p>
      <text:p text:style-name="P2"/>
      <text:p text:style-name="P10"><text:span text:style-name="T13">El formato que debe realizar la documentación del Proyecto Final de Ciclo es:</text:span></text:p>
      <text:list xml:id="list4177401572" text:style-name="WWNum3">
        <text:list-item>
          <text:p text:style-name="P11"><text:span text:style-name="T13">Cuerpo del texto: Arial 11 puntos. </text:span></text:p>
        </text:list-item>
        <text:list-item>
          <text:p text:style-name="P11"><text:span text:style-name="T13">Interlineado: 1,15 puntos (máximo). </text:span></text:p>
        </text:list-item>
        <text:list-item>
          <text:p text:style-name="P11"><text:span text:style-name="T13">Márgenes: <text:s/>izquierdo: 35 mm, derecho: 30mm y superior e inferior: 25 mm. </text:span></text:p>
        </text:list-item>
        <text:list-item>
          <text:p text:style-name="P11"><text:span text:style-name="T13">Paginación en el pie de página </text:span></text:p>
        </text:list-item>
        <text:list-item>
          <text:p text:style-name="P12"><text:soft-page-break/><text:span text:style-name="T13">Rótulos de capítulos, apartados y sub apartados: Arial con un máximo de 18 puntos en negrita</text:span></text:p>
        </text:list-item>
      </text:list>
      <text:p text:style-name="Standard"><text:span text:style-name="T3">Este es el título de un sub-apartado 16</text:span></text:p>
      <text:p text:style-name="Standard"><text:span text:style-name="T4">Este es el contenido del título</text:span></text:p>
      <text:p text:style-name="Standard"><text:span text:style-name="T4">Este es el contenido del título</text:span></text:p>
      <text:p text:style-name="Standard"><text:span text:style-name="T4">Titulo 2</text:span></text:p>
      <text:p text:style-name="Standard"><text:span text:style-name="T4">Titulo 3</text:span></text:p>
      <text:p text:style-name="Standard"><text:span text:style-name="T4">Titulo 3</text:span></text:p>
      <text:p text:style-name="P21"/>
      <text:p text:style-name="Standard"><text:span text:style-name="T1">Este es el título de un sub-apartado 16 n</text:span></text:p>
      <text:p text:style-name="Standard"><text:span text:style-name="T4">Este es el contenido del título</text:span></text:p>
      <text:p text:style-name="Standard"><text:span text:style-name="T4">Este es el contenido del título</text:span></text:p>
      <text:p text:style-name="Standard"><text:span text:style-name="T4">Titulo 2</text:span></text:p>
      <text:p text:style-name="Standard"><text:span text:style-name="T4">Titulo 3</text:span></text:p>
      <text:p text:style-name="Standard"><text:span text:style-name="T4">Titulo 3</text:span></text:p>
      <text:p text:style-name="P21"/>
      <text:p text:style-name="Standard"><text:span text:style-name="T16">Este es el título de un apartado 18</text:span></text:p>
      <text:p text:style-name="Standard"><text:span text:style-name="T4">Este es el contenido del título</text:span></text:p>
      <text:p text:style-name="Standard"><text:span text:style-name="T4">Este es el contenido del título</text:span></text:p>
      <text:p text:style-name="Standard"><text:span text:style-name="T4">Titulo 2</text:span></text:p>
      <text:p text:style-name="Standard"><text:span text:style-name="T4">Titulo 3</text:span></text:p>
      <text:p text:style-name="Standard"><text:span text:style-name="T4">Titulo 3</text:span></text:p>
      <text:p text:style-name="P21"/>
      <text:p text:style-name="Standard"><text:span text:style-name="T17">Este es el título de un apartado 18 n</text:span></text:p>
      <text:p text:style-name="Standard"><text:span text:style-name="T4">Este es el contenido del título</text:span></text:p>
      <text:p text:style-name="Standard"><text:span text:style-name="T4">Este es el contenido del título</text:span></text:p>
      <text:p text:style-name="Standard"><text:span text:style-name="T4">Titulo 2</text:span></text:p>
      <text:p text:style-name="Standard"><text:span text:style-name="T4">Titulo 3</text:span></text:p>
      <text:p text:style-name="Standard"><text:span text:style-name="T4">Titulo 3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0.751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pe</meta:initial-creator>
    <meta:editing-cycles>3</meta:editing-cycles>
    <meta:print-date>2016-04-08T16:12:00</meta:print-date>
    <meta:creation-date>2022-05-05T08:11:00</meta:creation-date>
    <dc:date>2023-09-07T01:25:21.587000000</dc:date>
    <meta:editing-duration>PT3H17M35S</meta:editing-duration>
    <meta:generator>LibreOffice/7.2.0.4$Windows_X86_64 LibreOffice_project/9a9c6381e3f7a62afc1329bd359cc48accb6435b</meta:generator>
    <meta:document-statistic meta:table-count="0" meta:image-count="0" meta:object-count="0" meta:page-count="5" meta:paragraph-count="58" meta:word-count="409" meta:character-count="2406" meta:non-whitespace-character-count="2035"/>
    <meta:user-defined meta:name="AppVersion">16.0000</meta:user-defined>
    <meta:template xlink:type="simple" xlink:actuate="onRequest" xlink:title="Normal.dotm" xlink:href=""/>
  </office:meta>
</office:document-meta>
</file>